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style:keep-together="true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style:keep-together="true" fo:keep-together="auto"/>
    </style:style>
    <style:style style:name="Tabla1.3" style:family="table-row">
      <style:table-row-properties style:keep-together="true" fo:keep-together="auto"/>
    </style:style>
    <style:style style:name="Tabla1.4" style:family="table-row">
      <style:table-row-properties style:keep-together="true" fo:keep-together="auto"/>
    </style:style>
    <style:style style:name="Tabla1.5" style:family="table-row">
      <style:table-row-properties style:keep-together="true" fo:keep-together="auto"/>
    </style:style>
    <style:style style:name="Table1" style:family="table">
      <style:table-properties style:width="6.6035in" fo:margin-left="0.15in" fo:margin-right="0.1715in" table:align="margins" style:writing-mode="lr-tb"/>
    </style:style>
    <style:style style:name="Table1.A" style:family="table-column">
      <style:table-column-properties style:column-width="2.8542in" style:rel-column-width="28325*"/>
    </style:style>
    <style:style style:name="Table1.B" style:family="table-column">
      <style:table-column-properties style:column-width="3.7493in" style:rel-column-width="37210*"/>
    </style:style>
    <style:style style:name="Table1.1" style:family="table-row">
      <style:table-row-properties style:min-row-height="0.2326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keep-together="true" fo:keep-together="auto"/>
    </style:style>
    <style:style style:name="Table1.4" style:family="table-row">
      <style:table-row-properties style:min-row-height="0.334in" style:keep-together="true" fo:keep-together="auto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style:keep-together="true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7" style:family="paragraph" style:parent-style-name="Standard">
      <style:paragraph-properties style:snap-to-layout-grid="false"/>
      <style:text-properties fo:color="#000000" fo:language="es" fo:country="ES" fo:font-style="italic" style:font-style-asian="italic" style:language-complex="ar" style:country-complex="SA" style:font-weight-complex="bold"/>
    </style:style>
    <style:style style:name="P8" style:family="paragraph" style:parent-style-name="Standard">
      <style:paragraph-properties style:snap-to-layout-grid="false"/>
      <style:text-properties fo:color="#000000"/>
    </style:style>
    <style:style style:name="P9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0" style:family="paragraph" style:parent-style-name="Standard">
      <style:paragraph-properties style:snap-to-layout-gri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style:snap-to-layout-grid="false"/>
      <style:text-properties fo:color="#2323dc" fo:font-weight="bold" style:font-weight-asian="bold" style:font-weight-complex="bold"/>
    </style:style>
    <style:style style:name="P12" style:family="paragraph" style:parent-style-name="UC_5f_NormalAzul">
      <style:paragraph-properties style:snap-to-layout-grid="false"/>
    </style:style>
    <style:style style:name="P13" style:family="paragraph" style:parent-style-name="UC_5f_NormalAzul">
      <style:paragraph-properties style:snap-to-layout-grid="false"/>
      <style:text-properties style:use-window-font-color="true" style:font-name="Times New Roman" fo:font-weight="bold" style:font-weight-asian="bold" style:font-weight-complex="bold"/>
    </style:style>
    <style:style style:name="P14" style:family="paragraph" style:parent-style-name="UC_5f_NormalAzul">
      <style:paragraph-properties fo:margin-left="0in" fo:margin-right="0in" fo:text-indent="0in" style:auto-text-indent="false" style:snap-to-layout-grid="false"/>
      <style:text-properties style:use-window-font-color="true" style:font-name="Times New Roman" fo:font-weight="normal" fo:background-color="transparent" style:font-weight-asian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6" style:family="paragraph" style:parent-style-name="Standard" style:list-style-name="L1">
      <style:paragraph-properties style:snap-to-layout-grid="false"/>
    </style:style>
    <style:style style:name="P17" style:family="paragraph" style:parent-style-name="Standard" style:list-style-name="L2">
      <style:paragraph-properties style:snap-to-layout-grid="false"/>
    </style:style>
    <style:style style:name="P18" style:family="paragraph" style:parent-style-name="Standard" style:list-style-name="L2">
      <style:paragraph-properties style:snap-to-layout-grid="false"/>
      <style:text-properties fo:color="#000000"/>
    </style:style>
    <style:style style:name="P19" style:family="paragraph" style:parent-style-name="Standard" style:list-style-name="L3">
      <style:paragraph-properties style:snap-to-layout-grid="false"/>
      <style:text-properties fo:color="#000000"/>
    </style:style>
    <style:style style:name="P20" style:family="paragraph" style:parent-style-name="Standard" style:list-style-name="L3">
      <style:paragraph-properties style:snap-to-layout-grid="false"/>
      <style:text-properties fo:color="#000000" fo:font-weight="normal" style:font-weight-asian="normal" style:font-weight-complex="normal"/>
    </style:style>
    <style:style style:name="P21" style:family="paragraph" style:parent-style-name="Standard" style:list-style-name="L3"/>
    <style:style style:name="P22" style:family="paragraph" style:parent-style-name="Text_20_body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weight="bold" style:font-weight-asian="bold"/>
    </style:style>
    <style:style style:name="T7" style:family="text">
      <style:text-properties fo:color="#000000" style:font-name="Times New Roman" fo:font-weight="normal" style:font-weight-asian="normal" style:font-weight-complex="normal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2323dc" fo:font-weight="bold" style:font-weight-asian="bold" style:font-weight-complex="bold"/>
    </style:style>
    <style:style style:name="T12" style:family="text">
      <style:text-properties fo:color="#0000ff" fo:font-weight="bold" style:font-weight-asian="bold"/>
    </style:style>
    <style:style style:name="T13" style:family="text">
      <style:text-properties fo:color="#0000ff" fo:language="es" fo:country="ES" fo:font-style="italic" fo:font-weight="bold" style:font-style-asian="italic" style:font-weight-asian="bold" style:language-complex="ar" style:country-complex="SA" style:font-weight-complex="bold"/>
    </style:style>
    <style:style style:name="T14" style:family="text">
      <style:text-properties fo:color="#0000ff" fo:language="es" fo:country="ES" fo:font-weight="bold" style:font-weight-asian="bold" style:language-complex="ar" style:country-complex="SA" style:font-weight-complex="bold"/>
    </style:style>
    <style:style style:name="T15" style:family="text">
      <style:text-properties fo:language="es" fo:country="ES" fo:font-style="italic" style:font-style-asian="italic" style:language-complex="ar" style:country-complex="SA" style:font-weight-complex="bold"/>
    </style:style>
    <style:style style:name="T16" style:family="text">
      <style:text-properties fo:language="es" fo:country="ES" fo:font-style="italic" fo:font-weight="normal" style:font-style-asian="italic" style:font-weight-asian="normal" style:language-complex="ar" style:country-complex="SA" style:font-weight-complex="normal"/>
    </style:style>
    <style:style style:name="T17" style:family="text">
      <style:text-properties fo:language="es" fo:country="ES" fo:font-style="italic" fo:font-weight="bold" style:font-style-asian="italic" style:font-weight-asian="bold" style:language-complex="ar" style:country-complex="SA" style:font-weight-complex="normal"/>
    </style:style>
    <style:style style:name="T18" style:family="text">
      <style:text-properties fo:language="es" fo:country="ES" style:language-complex="ar" style:country-complex="SA"/>
    </style:style>
    <style:style style:name="T19" style:family="text">
      <style:text-properties fo:language="es" fo:country="ES" fo:font-weight="bold" style:font-weight-asian="bold" style:language-complex="ar" style:country-complex="SA" style:font-weight-complex="bold"/>
    </style:style>
    <style:style style:name="T20" style:family="text">
      <style:text-properties style:use-window-font-color="true" style:text-line-through-style="none" fo:font-size="12pt" fo:language="es" fo:country="ES" fo:font-style="normal" style:text-underline-style="none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</text:span><text:span text:style-name="T8">so: </text:span><text:span text:style-name="T9">Des-asignar</text:span><text:span text:style-name="UC_5f_NormalAzul_20_Car"><text:span text:style-name="T7"> tipo de ítem</text:span></text:span></text:p>
          </table:table-cell>
          <table:table-cell table:style-name="Tabla1.B1" office:value-type="string">
            <text:p text:style-name="P4">Nro. de Caso de Uso:</text:p>
            <text:p text:style-name="P11">SGC-DES-01-05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<text:span text:style-name="T4"> </text:span><text:span text:style-name="UC_5f_NormalAzul_20_Car"><text:span text:style-name="T5">Usuario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</text:span><text:span text:style-name="T8">jetivo:</text:span><text:span text:style-name="UC_5f_NormalAzul_20_Car"><text:span text:style-name="T7"> Des-asignar un tipo de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Pre-condiciones: </text:p>
            <text:list xml:id="list22406921" text:style-name="L1">
              <text:list-item>
                <text:p text:style-name="P16"><text:span text:style-name="UC_5f_NormalAzul_20_Car"><text:span text:style-name="T7">El usuario debe haber iniciado sesión.</text:span></text:span></text:p>
              </text:list-item>
              <text:list-item>
                <text:p text:style-name="P16"><text:span text:style-name="UC_5f_NormalAzul_20_Car"><text:span text:style-name="T7">El usuario debe ser Líder de Proyecto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Post- Condiciones: <text:span text:style-name="T10">El tipo de ítem es des-asignado del proyecto.</text:span></text:p>
          </table:table-cell>
          <table:covered-table-cell/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<text:span text:style-name="T6">CURSO NORMAL (Camino Exitoso)</text:span><text:span text:style-name="T3"> </text:span></text:p>
            <text:p text:style-name="P3"/>
          </table:table-cell>
          <table:covered-table-cell/>
        </table:table-row>
        <table:table-row table:style-name="Table1.1">
          <table:table-cell table:style-name="Table1.A2" office:value-type="string">
            <text:p text:style-name="P4">Usuario</text:p>
          </table:table-cell>
          <table:table-cell table:style-name="Table1.A1" office:value-type="string">
            <text:p text:style-name="P4">Sistema</text:p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A1" office:value-type="string">
            <text:list xml:id="list22400398" text:style-name="L2">
              <text:list-item>
                <text:p text:style-name="P17">Recibe el identificador del tipo de ítem a des-asignar.</text:p>
              </text:list-item>
            </text:list>
          </table:table-cell>
        </table:table-row>
        <table:table-row table:style-name="Table1.4">
          <table:table-cell table:style-name="Table1.A2" office:value-type="string">
            <text:p text:style-name="P9"/>
          </table:table-cell>
          <table:table-cell table:style-name="Table1.A1" office:value-type="string">
            <text:list xml:id="list22400176" text:continue-numbering="true" text:style-name="L2">
              <text:list-item>
                <text:p text:style-name="P18"><text:s/>Despliega un mensaje de advertencia “¿Desea des-asignar este tipo de ítem del proyecto?”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list xml:id="list22402653" text:style-name="L3">
              <text:list-item>
                <text:p text:style-name="P21">El usuario selecciona el botón “si”.</text:p>
              </text:list-item>
            </text:list>
          </table:table-cell>
          <table:table-cell table:style-name="Table1.B5" office:value-type="string">
            <text:p text:style-name="P10"/>
          </table:table-cell>
        </table:table-row>
        <table:table-row table:style-name="Table1.4">
          <table:table-cell table:style-name="Table1.A5" office:value-type="string">
            <text:p text:style-name="P15"/>
          </table:table-cell>
          <table:table-cell table:style-name="Table1.B5" office:value-type="string">
            <text:list xml:id="list22402231" text:continue-numbering="true" text:style-name="L3">
              <text:list-item>
                <text:p text:style-name="P19">Despliega un mensaje de la des-asignación exitosa del tipo de ítem.</text:p>
              </text:list-item>
            </text:list>
          </table:table-cell>
        </table:table-row>
        <table:table-row table:style-name="Table1.4">
          <table:table-cell table:style-name="Table1.A5" office:value-type="string">
            <text:p text:style-name="P15"/>
          </table:table-cell>
          <table:table-cell table:style-name="Table1.B5" office:value-type="string">
            <text:list xml:id="list22409231" text:continue-numbering="true" text:style-name="L3">
              <text:list-item>
                <text:p text:style-name="P20"><text:span text:style-name="T18">Se redirige al Caso de Uso </text:span><text:span text:style-name="T19">Tipo de ítem</text:span><text:span text:style-name="T18"> (ir al Caso de Uso </text:span><text:span text:style-name="T14">SGC-DES-01</text:span><text:span text:style-name="T18">).</text:span></text:p>
              </text:list-item>
            </text:list>
          </table:table-cell>
        </table:table-row>
      </table:table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13">A1- No</text:p>
            <text:p text:style-name="P14"><text:span text:style-name="Default_20_Paragraph_20_Font"><text:span text:style-name="T20">Si en el paso 3 el usuario oprime el botón “No”, no se realizará ninguna acción y se volverá a la interfaz anterior.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8"><text:span text:style-name="T15">4.1-Error de conexión con la base de datos. </text:span><text:span text:style-name="T16">Se redirige al Caso de Uso </text:span><text:span text:style-name="T17">Tipo de ítem</text:span><text:span text:style-name="T16"> (ir al Caso de Uso </text:span><text:span text:style-name="T13">SGC-DES-01</text:span><text:span text:style-name="T16">).</text:span></text:p>
            <text:p text:style-name="P7">4.2-El sistema despliega un mensaje de error: “Existen ítem que utilizan éste tipo de ítem en el proyecto. El tipo de ítem no puede ser des-asignado”. <text:span text:style-name="T10">Se redirige al Caso de Uso </text:span><text:span text:style-name="T2">Tipo de ítem</text:span><text:span text:style-name="T10"> (ir al Caso de Uso </text:span><text:span text:style-name="T12">SGC-DES-01</text:span><text:span text:style-name="T10">).</text:span></text:p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/text:p>
          </table:table-cell>
        </table:table-row>
        <table:table-row table:style-name="Tabla5.2">
          <table:table-cell table:style-name="Tabla5.A1" office:value-type="string">
            <text:p text:style-name="P2">Asociaciones de Inclusión: </text:p>
          </table:table-cell>
        </table:table-row>
        <table:table-row table:style-name="Tabla5.1">
          <table:table-cell table:style-name="Tabla5.A1" office:value-type="string">
            <text:p text:style-name="P2">Casos de Uso donde se incluye: </text:p>
          </table:table-cell>
        </table:table-row>
        <table:table-row table:style-name="Tabla5.1">
          <table:table-cell table:style-name="Tabla5.A1" office:value-type="string">
            <text:p text:style-name="P2">Casos de Uso al que extiende: <text:span text:style-name="T11">SGC-DES-01</text:span></text:p>
          </table:table-cell>
        </table:table-row>
        <table:table-row table:style-name="Tabla5.1">
          <table:table-cell table:style-name="Tabla5.A1" office:value-type="string">
            <text:p text:style-name="P2">Caso de Uso de Generalización: 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size="16pt" fo:language="es" fo:country="ES" fo:font-weight="bold" style:letter-kerning="true" style:font-size-asian="16pt" style:font-weight-asian="bold" style:font-name-complex="Arial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3</meta:editing-cycles>
    <meta:editing-duration>PT6H23M26S</meta:editing-duration>
    <dc:date>2014-03-16T02:25:02.05</dc:date>
    <meta:generator>LibreOffice/3.5$Windows_x86 LibreOffice_project/7e68ba2-a744ebf-1f241b7-c506db1-7d53735</meta:generator>
    <meta:document-statistic meta:table-count="5" meta:image-count="0" meta:object-count="0" meta:page-count="1" meta:paragraph-count="29" meta:word-count="235" meta:character-count="1050" meta:non-whitespace-character-count="1162"/>
  </office:meta>
</office:document-meta>
</file>